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9.761cm"/>
    </style:style>
    <style:style style:name="co4" style:family="table-column">
      <style:table-column-properties fo:break-before="auto" style:column-width="7.131cm"/>
    </style:style>
    <style:style style:name="co5" style:family="table-column">
      <style:table-column-properties fo:break-before="auto" style:column-width="7.02cm"/>
    </style:style>
    <style:style style:name="co6" style:family="table-column">
      <style:table-column-properties fo:break-before="auto" style:column-width="4.055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554cm" fo:break-before="auto" style:use-optimal-row-height="tru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1.131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0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2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3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T1" style:family="text">
      <style:text-properties style:font-name="Arial" fo:font-size="13pt" fo:language="en" fo:country="US" style:font-size-asian="12pt" style:language-asian="ja" style:country-asian="JP" style:font-name-complex="Arial" style:font-size-complex="7.40000009536743pt"/>
    </style:style>
    <style:style style:name="T2" style:family="text">
      <style:text-properties style:font-name="Arial" fo:font-size="13pt" fo:language="en" fo:country="US" style:font-size-asian="13pt" style:language-asian="ja" style:country-asian="JP" style:font-name-complex="Arial" style:font-size-complex="7.40000009536743pt"/>
    </style:style>
  </office:automatic-styles>
  <office:body>
    <office:spreadsheet>
      <table:table table:name="list" table:style-name="ta1" table:print="false"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2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list of processes</text:p>
          </table:table-cell>
          <table:table-cell/>
          <table:table-cell table:style-name="ce7"/>
          <table:table-cell table:number-columns-repeated="4"/>
          <table:table-cell office:value-type="date" office:date-value="2020-04-27T13:09:01.57">
            <text:p>2020/4/27 13:09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9T16:11:20.76">
            <text:p>2020/4/29 16:11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table:table-column table:style-name="co1" table:number-columns-repeated="2" table:default-cell-style-name="ce17"/>
        <table:table-column table:style-name="co1" table:default-cell-style-name="ce19"/>
        <table:table-column table:style-name="co3" table:default-cell-style-name="ce22"/>
        <table:table-column table:style-name="co1" table:default-cell-style-name="ce23"/>
        <table:table-column table:style-name="co1" table:default-cell-style-name="ce24"/>
        <table:table-column table:style-name="co1" table:default-cell-style-name="ce17"/>
        <table:table-column table:style-name="co1" table:default-cell-style-name="ce18"/>
        <table:table-column table:style-name="co2" table:default-cell-style-name="ce25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2"/>
          <table:table-cell table:style-name="ce1" office:value-type="string">
            <text:p>descript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proc-1</text:p>
          </table:table-cell>
          <table:table-cell office:value-type="string">
            <text:p>46#6.5_6</text:p>
          </table:table-cell>
          <table:table-cell table:style-name="ce20"/>
          <table:table-cell table:number-columns-repeated="4"/>
          <table:table-cell office:value-type="date" office:date-value="2020-04-26T23:09:00">
            <text:p>2020/4/26 23:09</text:p>
          </table:table-cell>
          <table:table-cell table:style-name="ce15" office:value-type="string">
            <text:p>*</text:p>
          </table:table-cell>
        </table:table-row>
        <table:table-row table:style-name="ro4">
          <table:table-cell table:style-name="ce16"/>
          <table:table-cell table:style-name="ce18" office:value-type="string">
            <text:p>proc-2</text:p>
          </table:table-cell>
          <table:table-cell/>
          <table:table-cell table:style-name="ce21" office:value-type="string">
            <text:p>カラーバランスで、３枚ぐらい、レイヤーを作る</text:p>
            <text:p>２．各レイヤーを、透明度、５０</text:p>
            <text:p>３．各レイヤーを、いくらか動かす（e.g. 60x60）</text:p>
            <text:p>４．これらのレイヤーたちを、１つのレイヤーにまとめる</text:p>
          </table:table-cell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5">
          <table:table-cell table:style-name="ce16"/>
          <table:table-cell table:style-name="ce18" office:value-type="string">
            <text:p>proc-3</text:p>
          </table:table-cell>
          <table:table-cell/>
          <table:table-cell table:style-name="ce21" office:value-type="string">
            <text:p>１．proc-2で作った、何枚かのレイヤーたち</text:p>
            <text:p>２．それぞれを、いくらかずつ動かす。　=&gt;　pngファイルに、出力</text:p>
            <text:p>３．これらのpngファイルたち　=&gt;　を使って、アニメーション</text:p>
          </table:table-cell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3">
          <table:table-cell/>
          <table:table-cell office:value-type="string">
            <text:p>proc-2a</text:p>
          </table:table-cell>
          <table:table-cell/>
          <table:table-cell table:style-name="ce21" office:value-type="string">
            <text:p>1. 4-image picture (p1)</text:p>
            <text:p>2. 1 picture (p2) → opaque = 50%; overlay on =&gt; p1</text:p>
          </table:table-cell>
          <table:table-cell table:number-columns-repeated="4"/>
          <table:table-cell office:value-type="date" office:date-value="2020-04-28T15:40:31.19">
            <text:p>2020/4/28 15:40</text:p>
          </table:table-cell>
          <table:table-cell office:value-type="string">
            <text:p>*</text:p>
          </table:table-cell>
        </table:table-row>
        <table:table-row table:style-name="ro6">
          <table:table-cell/>
          <table:table-cell office:value-type="string">
            <text:p>proc-4</text:p>
          </table:table-cell>
          <table:table-cell/>
          <table:table-cell office:value-type="string">
            <text:p>1. multiple images (p-1.x) ==&gt; opaque x %</text:p>
            <text:p>2. each image → added to the whole (p-2.x)</text:p>
            <text:p>3.using p-2.* ==&gt; to an animation</text:p>
          </table:table-cell>
          <table:table-cell table:number-columns-repeated="4"/>
          <table:table-cell table:formula="of:=NOW()" office:value-type="date" office:date-value="2020-04-29T16:11:18.74">
            <text:p>2020/4/29 16:11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9T16:11:18.74">
            <text:p>2020/4/29 16:11</text:p>
          </table:table-cell>
          <table:table-cell office:value-type="string">
            <text:p>*</text:p>
          </table:table-cell>
        </table:table-row>
      </table:table>
      <table:table table:name="3" table:style-name="ta1" table:print="false">
        <table:table-column table:style-name="co1" table:default-cell-style-name="ce27"/>
        <table:table-column table:style-name="co4" table:default-cell-style-name="ce28"/>
        <table:table-column table:style-name="co5" table:default-cell-style-name="ce26"/>
        <table:table-column table:style-name="co6" table:default-cell-style-name="ce33"/>
        <table:table-column table:style-name="co1" table:default-cell-style-name="ce34"/>
        <table:table-column table:style-name="co1" table:default-cell-style-name="ce35"/>
        <table:table-column table:style-name="co1" table:default-cell-style-name="ce27"/>
        <table:table-column table:style-name="co1" table:default-cell-style-name="ce36"/>
        <table:table-column table:style-name="co1" table:default-cell-style-name="ce37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odo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7">
          <table:table-cell table:style-name="ce26" office:value-type="float" office:value="1">
            <text:p>1</text:p>
          </table:table-cell>
          <table:table-cell office:value-type="string">
            <text:p>2. process-1で作った画像に、　=&gt;　ガウス差分、掛ける</text:p>
          </table:table-cell>
          <table:table-cell office:value-type="string">
            <text:p>myself] res free# JVEMV6 46#6.5_8 / 46. art / 6. va / 5. free painting / 20191030_165445</text:p>
          </table:table-cell>
          <table:table-cell table:style-name="ce31" office:value-type="string">
            <text:p>20191030_174322</text:p>
          </table:table-cell>
          <table:table-cell table:number-columns-repeated="2"/>
          <table:table-cell table:style-name="ce26"/>
          <table:table-cell/>
          <table:table-cell office:value-type="date" office:date-value="2019-11-03T18:22:34.77">
            <text:p>2019/11/3 18:22</text:p>
          </table:table-cell>
          <table:table-cell table:style-name="ce15" office:value-type="string">
            <text:p>*</text:p>
          </table:table-cell>
        </table:table-row>
        <table:table-row table:style-name="ro8">
          <table:table-cell table:style-name="ce26" office:value-type="float" office:value="2">
            <text:p>2</text:p>
          </table:table-cell>
          <table:table-cell table:style-name="ce29" office:value-type="string">
            <text:p>process-3で作った画像に　=&gt;　process-2を施す</text:p>
          </table:table-cell>
          <table:table-cell office:value-type="string">
            <text:p>myself] res free# JVEMV6 46#6.5_10 / 46. art / 6. va / 5. free painting / 20191104_135951</text:p>
          </table:table-cell>
          <table:table-cell table:style-name="ce31"/>
          <table:table-cell table:number-columns-repeated="2"/>
          <table:table-cell table:style-name="ce26"/>
          <table:table-cell/>
          <table:table-cell office:value-type="date" office:date-value="2019-11-04T14:16:26.02">
            <text:p>2019/11/4 14:16</text:p>
          </table:table-cell>
          <table:table-cell table:style-name="ce15" office:value-type="string">
            <text:p>*</text:p>
          </table:table-cell>
        </table:table-row>
        <table:table-row table:style-name="ro9">
          <table:table-cell table:style-name="ce26" office:value-type="float" office:value="3">
            <text:p>3</text:p>
          </table:table-cell>
          <table:table-cell table:style-name="ce30"/>
          <table:table-cell/>
          <table:table-cell table:style-name="ce32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3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9T16:11:20.69">
            <text:p>2020/4/29 16:11</text:p>
          </table:table-cell>
          <table:table-cell office:value-type="string">
            <text:p>*</text:p>
          </table:table-cell>
        </table:table-row>
      </table:table>
      <table:table table:name="2" table:style-name="ta1" table:print="false">
        <table:table-column table:style-name="co1" table:default-cell-style-name="ce39"/>
        <table:table-column table:style-name="co1" table:default-cell-style-name="ce40"/>
        <table:table-column table:style-name="co1" table:default-cell-style-name="ce44"/>
        <table:table-column table:style-name="co1" table:default-cell-style-name="ce47"/>
        <table:table-column table:style-name="co1" table:default-cell-style-name="ce48"/>
        <table:table-column table:style-name="co1" table:default-cell-style-name="ce49"/>
        <table:table-column table:style-name="co1" table:default-cell-style-name="ce39"/>
        <table:table-column table:style-name="co1" table:default-cell-style-name="ce50"/>
        <table:table-column table:style-name="co1" table:default-cell-style-name="ce51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process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7">
          <table:table-cell table:style-name="ce38" office:value-type="float" office:value="1">
            <text:p>1</text:p>
          </table:table-cell>
          <table:table-cell office:value-type="string">
            <text:p>1. DUP : 2019-10-23_00-24-38_000.jpg</text:p>
            <text:p>1. ==&gt; L-1.0</text:p>
            <text:p>2. 色 &gt; カラーバランス : M - c &gt; b</text:p>
            <text:p>1. マゼンタ　=&gt;　-100</text:p>
            <text:p>2. DUP : 2019-10-23_00-24-38_000.jpg</text:p>
            <text:p>1. ==&gt; L-2.0</text:p>
            <text:p>2. 色 &gt; カラーバランス : M - c &gt; b</text:p>
            <text:p>1. シアン　=&gt;　-100</text:p>
            <text:p>3. DUP : L-2.0 ==&gt; L-2.1</text:p>
            <text:p>4. L-2.0 → invisible</text:p>
            <text:p>5. L-2.1</text:p>
            <text:p>1. transparen → 50 %</text:p>
          </table:table-cell>
          <table:table-cell/>
          <table:table-cell table:style-name="ce45"/>
          <table:table-cell table:number-columns-repeated="2"/>
          <table:table-cell table:style-name="ce38"/>
          <table:table-cell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8">
          <table:table-cell table:style-name="ce38" office:value-type="float" office:value="2">
            <text:p>2</text:p>
          </table:table-cell>
          <table:table-cell table:style-name="ce41" office:value-type="string">
            <text:p><text:span text:style-name="T1">1. L-3.1 ==&gt; move : -50, 36</text:span></text:p>
            <text:p><text:span text:style-name="T1">2. #_ L-2.0</text:span></text:p>
            <text:p><text:span text:style-name="T1">1. DUP → L-2.1</text:span></text:p>
            <text:p><text:span text:style-name="T1">3. #_ L-2.1</text:span></text:p>
            <text:p><text:span text:style-name="T1">1. move layer to → below L-3.1</text:span></text:p>
            <text:p><text:span text:style-name="T1">4. #_ L-3.1, L-2.1 ==&gt; merge → L-4.0</text:span></text:p>
            <text:p><text:span text:style-name="T1">5. L-4.0</text:span></text:p>
            <text:p><text:span text:style-name="T1">1. DUP → L-4.1</text:span></text:p>
            <text:p><text:span text:style-name="T1">6. L-4.1</text:span></text:p>
            <text:p><text:span text:style-name="T1">1. delete the UN-overlapping area</text:span></text:p>
            <text:p><text:span text:style-name="T1">1. </text:span><text:span text:style-name="T1">４辺とも</text:span></text:p>
            <text:p><text:span text:style-name="T1">2. ~_ canvas → resize to the rest</text:span></text:p>
          </table:table-cell>
          <table:table-cell/>
          <table:table-cell table:style-name="ce45"/>
          <table:table-cell table:number-columns-repeated="2"/>
          <table:table-cell table:style-name="ce38"/>
          <table:table-cell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9">
          <table:table-cell table:style-name="ce38" office:value-type="float" office:value="3">
            <text:p>3</text:p>
          </table:table-cell>
          <table:table-cell table:style-name="ce42" office:value-type="string">
            <text:p><text:span text:style-name="T2">1. </text:span><text:span text:style-name="T2">ガウス差分　</text:span><text:span text:style-name="T2">L-1 <text:s/>(M – R &gt; t &gt; d)</text:span></text:p>
            <text:p><text:span text:style-name="T2"><text:s text:c="2"/></text:span><text:span text:style-name="T2">半径１　</text:span><text:span text:style-name="T2">3.0</text:span></text:p>
            <text:p><text:span text:style-name="T2">　半径２　</text:span><text:span text:style-name="T2">1.0</text:span></text:p>
            <text:p><text:span text:style-name="T2"><text:s text:c="2"/></text:span><text:span text:style-name="T2">正規化＋</text:span></text:p>
            <text:p><text:span text:style-name="T2">　階調を反転＋</text:span></text:p>
            <text:p><text:span text:style-name="T2">2. </text:span><text:span text:style-name="T2">背景、追加（色付け）</text:span><text:span text:style-name="T2">L-2</text:span></text:p>
            <text:p><text:span text:style-name="T2">3. L1</text:span><text:span text:style-name="T2">　</text:span><text:span text:style-name="T2">==&gt;</text:span><text:span text:style-name="T2">　</text:span><text:span text:style-name="T2">transpanret, 50 %</text:span></text:p>
            <text:p><text:span text:style-name="T2">4. L1,L2 ==&gt; merge ---&gt; L-3</text:span></text:p>
          </table:table-cell>
          <table:table-cell/>
          <table:table-cell table:style-name="ce46"/>
          <table:table-cell table:number-columns-repeated="4"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style-name="ce43" office:value-type="string">
            <text:p><text:span text:style-name="T2">色 </text:span><text:span text:style-name="T2">&gt; </text:span><text:span text:style-name="T2">カラーバランス</text:span></text:p>
            <text:p><text:span text:style-name="T2">1. </text:span><text:span text:style-name="T2">シアン　</text:span><text:span text:style-name="T2">=&gt;</text:span><text:span text:style-name="T2">　</text:span><text:span text:style-name="T2">100</text:span></text:p>
          </table:table-cell>
          <table:table-cell/>
          <table:table-cell table:style-name="ce45" office:value-type="string">
            <text:p>proc(3, cyan=100)</text:p>
          </table:table-cell>
          <table:table-cell table:number-columns-repeated="4"/>
          <table:table-cell office:value-type="date" office:date-value="2020-01-19T14:03:55.200001">
            <text:p>2020/1/19 14:03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9T16:11:20.69">
            <text:p>2020/4/29 16:11</text:p>
          </table:table-cell>
          <table:table-cell office:value-type="string">
            <text:p>*</text:p>
          </table:table-cell>
        </table:table-row>
      </table:table>
      <table:database-ranges>
        <table:database-range table:target-range-address="'2'.A2:'2'.I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9">2020/04/29</text:date>, <text:time>16:11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0-04-29T16:11:20.63</dc:date>
    <dc:creator>iwabuchi ken</dc:creator>
    <meta:editing-duration>PT3H19M32S</meta:editing-duration>
    <meta:editing-cycles>16</meta:editing-cycles>
    <meta:generator>OpenOffice/4.1.3$Win32 OpenOffice.org_project/413m1$Build-9783</meta:generator>
    <meta:document-statistic meta:table-count="4" meta:cell-count="133" meta:object-count="0"/>
  </office:meta>
</office:document-meta>
</file>